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language-asian="ja" style:country-asian="JP"/>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3">
      <style:text-properties style:font-name-asian="verdana" style:font-style-asian="normal"/>
    </style:style>
    <style:style style:name="P10" style:family="paragraph" style:parent-style-name="Heading_20_1">
      <style:text-properties style:language-asian="ja" style:country-asian="JP"/>
    </style:style>
    <style:style style:name="P11" style:family="paragraph" style:parent-style-name="Heading_20_1">
      <style:paragraph-properties fo:break-before="page"/>
    </style:style>
    <style:style style:name="P12" style:family="paragraph" style:parent-style-name="Standard">
      <style:text-properties style:language-asian="ja" style:country-asian="JP"/>
    </style:style>
    <style:style style:name="P13" style:family="paragraph" style:parent-style-name="Standard" style:list-style-name="L1">
      <style:text-properties style:language-asian="ja" style:country-asian="JP"/>
    </style:style>
    <style:style style:name="P14" style:family="paragraph" style:parent-style-name="Standard" style:list-style-name="L2">
      <style:text-properties style:language-asian="ja" style:country-asian="JP"/>
    </style:style>
    <style:style style:name="P15" style:family="paragraph" style:parent-style-name="Standard" style:list-style-name="L3">
      <style:text-properties style:language-asian="ja" style:country-asian="JP"/>
    </style:style>
    <style:style style:name="P16" style:family="paragraph" style:parent-style-name="Standard" style:list-style-name="L4">
      <style:text-properties style:language-asian="ja" style:country-asian="JP"/>
    </style:style>
    <style:style style:name="P17" style:family="paragraph" style:parent-style-name="Standard" style:list-style-name="L5">
      <style:text-properties style:language-asian="ja" style:country-asian="JP"/>
    </style:style>
    <style:style style:name="P18" style:family="paragraph" style:parent-style-name="Standard" style:list-style-name="L6">
      <style:text-properties style:language-asian="ja" style:country-asian="JP"/>
    </style:style>
    <style:style style:name="P19" style:family="paragraph" style:parent-style-name="Standard" style:list-style-name="L7">
      <style:text-properties style:language-asian="ja" style:country-asian="JP"/>
    </style:style>
    <style:style style:name="P20" style:family="paragraph" style:parent-style-name="Standard" style:list-style-name="L8">
      <style:text-properties style:language-asian="ja" style:country-asian="JP"/>
    </style:style>
    <style:style style:name="P21" style:family="paragraph" style:parent-style-name="Standard" style:list-style-name="L15">
      <style:text-properties style:language-asian="ja" style:country-asian="JP"/>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Standard">
      <style:text-properties style:font-name-asian="verdana" style:font-style-asian="normal"/>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05</text:p>
      <text:p text:style-name="P2"/>
      <text:p text:style-name="P2"/>
      <text:p text:style-name="P2"/>
      <text:p text:style-name="P2"/>
      <text:p text:style-name="P2"/>
      <text:p text:style-name="P2"/>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8">Pickles Framework の概要<text:tab/>4</text:p>
          <text:p text:style-name="P29">「サイトマップ」「コンテンツ」「テーマ」<text:tab/>4</text:p>
          <text:p text:style-name="P29">主な制作の手順<text:tab/>4</text:p>
          <text:p text:style-name="P8">セットアップ手順<text:tab/>5</text:p>
          <text:p text:style-name="P8">ディレクトリ構成<text:tab/>6</text:p>
          <text:p text:style-name="P8">サイトマップの管理<text:tab/>7</text:p>
          <text:p text:style-name="P29">サイトマップの形式<text:tab/>7</text:p>
          <text:p text:style-name="P29">サイトマップCSVの設置場所<text:tab/>7</text:p>
          <text:p text:style-name="P29">サイトマップCSVの定義<text:tab/>7</text:p>
          <text:p text:style-name="P29">ダイナミックパス機能<text:tab/>8</text:p>
          <text:p text:style-name="P8">コンテンツの制作<text:tab/>10</text:p>
          <text:p text:style-name="P8">テーマ<text:tab/>11</text:p>
          <text:p text:style-name="P29">複数のテーマの管理と切り替え<text:tab/>11</text:p>
          <text:p text:style-name="P29">レイアウト<text:tab/>11</text:p>
          <text:p text:style-name="P29">テーマの格納ディレクトリ<text:tab/>11</text:p>
          <text:p text:style-name="P29">テンプレートの記述<text:tab/>11</text:p>
          <text:p text:style-name="P30">コンテンツを出力する<text:tab/>12</text:p>
          <text:p text:style-name="P30">コンテンツが定義したCSSやJavaScriptを出力する<text:tab/>12</text:p>
          <text:p text:style-name="P30">ページの情報を出力する<text:tab/>13</text:p>
          <text:p text:style-name="P8">パブリッシュ<text:tab/>14</text:p>
          <text:p text:style-name="P29">パブリッシュ実行手順<text:tab/>14</text:p>
          <text:p text:style-name="P29">設定<text:tab/>14</text:p>
          <text:p text:style-name="P30">出力先のディレクトリを指定する – publish.path_publish_dir<text:tab/>14</text:p>
          <text:p text:style-name="P29">仕様<text:tab/>14</text:p>
          <text:p text:style-name="P30">パブリッシュ対象ファイルの一覧をどう生成するか<text:tab/>14</text:p>
          <text:p text:style-name="P30">静的書き出しファイルと動的書き出しファイル<text:tab/>15</text:p>
          <text:p text:style-name="P30">X-PXFW-RELATEDLINK<text:tab/>15</text:p>
          <text:p text:style-name="P8">メインコンフィグ<text:tab/>16</text:p>
          <text:p text:style-name="P29">書式<text:tab/>16</text:p>
          <text:p text:style-name="P29">設定項目<text:tab/>16</text:p>
          <text:p text:style-name="P30">project<text:tab/>16</text:p>
          <text:p text:style-name="P30">paths<text:tab/>16</text:p>
          <text:p text:style-name="P30">dbms<text:tab/>16</text:p>
          <text:p text:style-name="P30">filesystem<text:tab/>17</text:p>
          <text:p text:style-name="P30">publish<text:tab/>17</text:p>
          <text:p text:style-name="P30">system<text:tab/>17</text:p>
          <text:p text:style-name="P8">データベース(RDBMS)の利用<text:tab/>18</text:p>
          <text:p text:style-name="P8">ユーザーの管理<text:tab/>19</text:p>
          <text:p text:style-name="P29"><text:soft-page-break/>ユーザー情報格納テーブルの構造<text:tab/>19</text:p>
          <text:p text:style-name="P30">ユーザーテーブル： {$dbms.prefix}_user<text:tab/>19</text:p>
          <text:p text:style-name="P29">セットアップ手順<text:tab/>19</text:p>
          <text:p text:style-name="P8">コーディング規約<text:tab/>20</text:p>
          <text:p text:style-name="P29">内部エンコード<text:tab/>20</text:p>
          <text:p text:style-name="P29">改行コード<text:tab/>20</text:p>
          <text:p text:style-name="P29">インデント<text:tab/>20</text:p>
          <text:p text:style-name="P29">演算子<text:tab/>20</text:p>
          <text:p text:style-name="P29">命名規則<text:tab/>20</text:p>
          <text:p text:style-name="P30">PHPのクラス名<text:tab/>20</text:p>
          <text:p text:style-name="P30">PHPのメソッド名<text:tab/>20</text:p>
          <text:p text:style-name="P30">JavaScriptのオブジェクト名<text:tab/>21</text:p>
          <text:p text:style-name="P30">CSSクラス名<text:tab/>21</text:p>
          <text:p text:style-name="P30">パラメータ、クッキー、セッション、HTTP拡張ヘッダー<text:tab/>21</text:p>
          <text:p text:style-name="P30">その他<text:tab/>21</text:p>
          <text:p text:style-name="P29">予約語<text:tab/>21</text:p>
          <text:p text:style-name="P30">URIパラメータ<text:tab/>21</text:p>
          <text:p text:style-name="P30">クッキー<text:tab/>21</text:p>
          <text:p text:style-name="P30">セッション<text:tab/>22</text:p>
          <text:p text:style-name="P30">HTTPレスポンスヘッダー<text:tab/>22</text:p>
        </text:index-body>
      </text:table-of-content>
      <text:p text:style-name="Standard"/>
      <text:p text:style-name="Standard"/>
      <text:p text:style-name="P6"/>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41376886" text:style-name="L1">
        <text:list-item>
          <text:p text:style-name="P13"><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3"><text:span text:style-name="T2">コンテンツ</text:span><text:line-break/>ページ要素のうち、内容部分だけを取り出した概念。</text:p>
        </text:list-item>
        <text:list-item>
          <text:p text:style-name="P13"><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41368186" text:style-name="L2">
        <text:list-item>
          <text:p text:style-name="P14">サイトマップを定義</text:p>
        </text:list-item>
        <text:list-item>
          <text:p text:style-name="P14">コンテンツを編集</text:p>
        </text:list-item>
        <text:list-item>
          <text:p text:style-name="P14">テーマを編集</text:p>
        </text:list-item>
        <text:list-item>
          <text:p text:style-name="P14">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7"/>
      <text:h text:style-name="Heading_20_1" text:outline-level="1">セットアップ手順</text:h>
      <text:p text:style-name="P2"/>
      <text:p text:style-name="P2">(この項目は準備中です。)</text:p>
      <text:p text:style-name="P2"/>
      <text:p text:style-name="P7"/>
      <text:h text:style-name="Heading_20_1" text:outline-level="1">ディレクトリ構成</text:h>
      <text:p text:style-name="Text_20_body"/>
      <text:p text:style-name="P2">(この項目は準備中です。)</text:p>
      <text:p text:style-name="Text_20_body"/>
      <text:p text:style-name="Text_20_body"/>
      <text:p text:style-name="P7"/>
      <text:h text:style-name="P10"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41374329" text:style-name="L3">
        <text:list-item>
          <text:p text:style-name="P15"><text:span text:style-name="T2">文字エンコード</text:span><text:line-break/>UTF-8</text:p>
        </text:list-item>
        <text:list-item>
          <text:p text:style-name="P15"><text:span text:style-name="T2">区切り文字</text:span><text:line-break/>, (カンマ)</text:p>
        </text:list-item>
        <text:list-item>
          <text:p text:style-name="P15"><text:span text:style-name="T2">値を囲む</text:span><text:line-break/>“ (ダブルクオート)</text:p>
        </text:list-item>
        <text:list-item>
          <text:p text:style-name="P15"><text:span text:style-name="T2">エスケープ</text:span><text:line-break/>““ (ダブルクオートを重ねる)</text:p>
        </text:list-item>
        <text:list-item>
          <text:p text:style-name="P15"><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p text:style-name="P2">./_PX/sitemap/*.csv</text:p>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p text:style-name="P2">./_PX/configs/sitemap_definition.csv</text:p>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41395275" text:style-name="L4">
        <text:list-item>
          <text:p text:style-name="P16">path</text:p>
        </text:list-item>
        <text:list-item>
          <text:p text:style-name="P16">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41390489" text:style-name="L5">
        <text:list-item>
          <text:p text:style-name="P17">{$a}を取得する ⇒ $px-&gt;req()-&gt;get_path_param('a')</text:p>
        </text:list-item>
        <text:list-item>
          <text:p text:style-name="P17">{$b}を取得する ⇒ $px-&gt;req()-&gt;get_path_param('b')</text:p>
        </text:list-item>
      </text:list>
      <text:p text:style-name="P2"/>
      <text:p text:style-name="P2"><text:soft-page-break/>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7"/>
      <text:h text:style-name="P10"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7"/>
      <text:h text:style-name="P10"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p text:style-name="P2">./_PX/themes/{$テーマ名}/{$レイアウト名}.html</text:p>
      <text:p text:style-name="P2"/>
      <text:p text:style-name="P2"/>
      <text:h text:style-name="Heading_20_2" text:outline-level="2">テンプレートの記述</text:h>
      <text:p text:style-name="P2"/>
      <text:p text:style-name="P2">テーマは、コンテンツ領域のソースを変数として受け取り、HTML全体を補完して完成させる。<text:soft-page-break/>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text:soft-page-break/>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41373904" text:style-name="L6">
        <text:list-item>
          <text:p text:style-name="P18">ページ名を出力する<text:line-break/>&lt;title&gt;{$page_info.title|escape} | サイト名&lt;/title&gt;</text:p>
        </text:list-item>
        <text:list-item>
          <text:p text:style-name="P18">ページ名(h1用)を出力する<text:line-break/>&lt;h1&gt;{$page_info.title_h1|escape}&lt;/h1&gt;</text:p>
        </text:list-item>
        <text:list-item>
          <text:p text:style-name="P18">コンフィグに設定されたサイト名を出力する<text:line-break/>&lt;title&gt;{$px-&gt;get_conf('project.name')}&lt;/title&gt;</text:p>
        </text:list-item>
        <text:list-item>
          <text:p text:style-name="P18">パン屑を出力する<text:line-break/>&lt;div class="breadcrumb"&gt;{$theme-&gt;mk_breadcrumb()}&lt;/div&gt;</text:p>
        </text:list-item>
      </text:list>
      <text:p text:style-name="P2"/>
      <text:p text:style-name="P2"/>
      <text:p text:style-name="P2"/>
      <text:p text:style-name="P7"/>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41398139" text:style-name="L7">
        <text:list-item>
          <text:p text:style-name="P19">Pickles Frameworkの任意のパスに、URLパラメータ ?PX=publish を付加してアクセスする。</text:p>
        </text:list-item>
        <text:list-item>
          <text:p text:style-name="P19">パブリッシュを実行する画面が表示されるので、終了するまで待つ。</text:p>
        </text:list-item>
        <text:list-item>
          <text:p text:style-name="P19">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設定は、メインコンフィグに記述する。</text:p>
      <text:p text:style-name="P2"/>
      <text:h text:style-name="Heading_20_3" text:outline-level="3">出力先のディレクトリを指定する – publish.path_publish_dir</text:h>
      <text:p text:style-name="P2"/>
      <text:p text:style-name="P2">このパスを設定すると、パブリッシュ完了時に、設定したパスにコピーを作成する。公開サイトのドキュメントルートパスを指定する、などの利用方法が考えられる。</text:p>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1380225" text:style-name="L8">
        <text:list-item>
          <text:p text:style-name="P20">$px-&gt;add_relatedlink( '/a/b/c.html' );</text:p>
        </text:list-item>
      </text:list>
      <text:p text:style-name="P2"/>
      <text:p text:style-name="P2"/>
      <text:p text:style-name="P7"/>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9" text:outline-level="3">project</text:h>
      <text:p text:style-name="P5"/>
      <text:list xml:id="list41384078" text:style-name="L9">
        <text:list-item>
          <text:p text:style-name="P22"><text:span text:style-name="T6">id<text:line-break/></text:span><text:span text:style-name="T7">プロジェクトのID</text:span></text:p>
        </text:list-item>
        <text:list-item>
          <text:p text:style-name="P22"><text:span text:style-name="T6">name<text:line-break/></text:span><text:span text:style-name="T7">プロジェクトの名前。サイト名</text:span></text:p>
        </text:list-item>
        <text:list-item>
          <text:p text:style-name="P22"><text:span text:style-name="T6">auth_type<text:line-break/></text:span><text:span text:style-name="T7">認証の種類(basic|digest)</text:span></text:p>
        </text:list-item>
        <text:list-item>
          <text:p text:style-name="P22"><text:span text:style-name="T6">auth_name<text:line-break/></text:span><text:span text:style-name="T7">認証ID</text:span></text:p>
        </text:list-item>
        <text:list-item>
          <text:p text:style-name="P22"><text:span text:style-name="T6">auth_password<text:line-break/></text:span><text:span text:style-name="T7">認証パスワード</text:span></text:p>
        </text:list-item>
      </text:list>
      <text:p text:style-name="P5"/>
      <text:h text:style-name="P9" text:outline-level="3">paths</text:h>
      <text:p text:style-name="P5"/>
      <text:list xml:id="list41391743" text:style-name="L10">
        <text:list-item>
          <text:p text:style-name="P23"><text:span text:style-name="T6">px_dir<text:line-break/>Pickles Framework</text:span><text:span text:style-name="T7"> ディレクトリのパス</text:span></text:p>
        </text:list-item>
        <text:list-item>
          <text:p text:style-name="P23"><text:span text:style-name="T6">access_log<text:line-break/></text:span><text:span text:style-name="T7">アクセスログの出力先ファイルパス</text:span></text:p>
        </text:list-item>
        <text:list-item>
          <text:p text:style-name="P23"><text:span text:style-name="T6">error_log<text:line-break/></text:span><text:span text:style-name="T7">エラーログの出力先ファイルパス</text:span></text:p>
        </text:list-item>
      </text:list>
      <text:p text:style-name="P5"/>
      <text:h text:style-name="P9" text:outline-level="3">db<text:span text:style-name="T1">m</text:span>s</text:h>
      <text:p text:style-name="P5"/>
      <text:list xml:id="list41391134" text:style-name="L11">
        <text:list-item>
          <text:p text:style-name="P24"><text:span text:style-name="T6">dbms<text:line-break/></text:span><text:soft-page-break/><text:span text:style-name="T7">RDBMSの種類。mysql|postgresql|sqlite</text:span></text:p>
        </text:list-item>
        <text:list-item>
          <text:p text:style-name="P24"><text:span text:style-name="T6">host<text:line-break/>接続先</text:span><text:span text:style-name="T7">ホスト名</text:span></text:p>
        </text:list-item>
        <text:list-item>
          <text:p text:style-name="P24"><text:span text:style-name="T6">port<text:line-break/>接続先</text:span><text:span text:style-name="T7">ポート番号</text:span></text:p>
        </text:list-item>
        <text:list-item>
          <text:p text:style-name="P24"><text:span text:style-name="T6">database_name<text:line-break/></text:span><text:span text:style-name="T7">データベース名。(sqliteの場合はDBファイルのパス)</text:span></text:p>
        </text:list-item>
        <text:list-item>
          <text:p text:style-name="P24"><text:span text:style-name="T6">user<text:line-break/></text:span><text:span text:style-name="T7">ユーザー名</text:span></text:p>
        </text:list-item>
        <text:list-item>
          <text:p text:style-name="P24"><text:span text:style-name="T6">password<text:line-break/></text:span><text:span text:style-name="T7">パスワード</text:span></text:p>
        </text:list-item>
        <text:list-item>
          <text:p text:style-name="P24"><text:span text:style-name="T6">charset<text:line-break/></text:span><text:span text:style-name="T7">文字セット</text:span></text:p>
        </text:list-item>
      </text:list>
      <text:p text:style-name="P5"/>
      <text:h text:style-name="P9" text:outline-level="3">publish</text:h>
      <text:p text:style-name="P5"/>
      <text:list xml:id="list41366970" text:style-name="L13">
        <text:list-item>
          <text:p text:style-name="P26"><text:span text:style-name="T6">path_publish_dir<text:line-break/></text:span><text:span text:style-name="T7">パブリッシュ先のディレクトリパス</text:span></text:p>
        </text:list-item>
      </text:list>
      <text:p text:style-name="P5"/>
      <text:h text:style-name="P9" text:outline-level="3">system</text:h>
      <text:p text:style-name="P5"/>
      <text:list xml:id="list41381154" text:style-name="L14">
        <text:list-item>
          <text:p text:style-name="P27"><text:span text:style-name="T6">allow_pxcommands<text:line-break/>PX</text:span><text:span text:style-name="T7">コマンドの実行を許可するフラグ</text:span></text:p>
        </text:list-item>
        <text:list-item>
          <text:p text:style-name="P27"><text:span text:style-name="T6">session_name<text:line-break/></text:span><text:span text:style-name="T7">セッション名</text:span></text:p>
        </text:list-item>
        <text:list-item>
          <text:p text:style-name="P27"><text:span text:style-name="T7">filesystem_encoding<text:line-break/>ファイルシステムの文字エンコーディング(ファイル名などに適用)</text:span></text:p>
        </text:list-item>
      </text:list>
      <text:p text:style-name="P2"/>
      <text:p text:style-name="P2"/>
      <text:p text:style-name="P2"/>
      <text:p text:style-name="P2"/>
      <text:p text:style-name="P7"/>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1398032" text:style-name="L15">
        <text:list-item>
          <text:p text:style-name="P21">MySQL</text:p>
        </text:list-item>
        <text:list-item>
          <text:p text:style-name="P21">PostgreSQL</text:p>
        </text:list-item>
        <text:list-item>
          <text:p text:style-name="P21">SQLite</text:p>
        </text:list-item>
      </text:list>
      <text:p text:style-name="P2"/>
      <text:p text:style-name="P2">RDBMSを利用するためには、メインコンフィグの[dbms]の各項目を設定する必要がある(詳しくはメインコンフィグの項目を参照)。デフォルトでは、SQLiteを仕様するように予め設定されている。</text:p>
      <text:p text:style-name="P2"/>
      <text:p text:style-name="P2"/>
      <text:p text:style-name="P2"/>
      <text:h text:style-name="P11"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12.069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p text:style-name="P2"/>
      <text:h text:style-name="Heading_20_3" text:outline-level="3">URIパラメータ</text:h>
      <text:p text:style-name="P2">(この項目は準備中です。)</text:p>
      <text:p text:style-name="P2"/>
      <text:h text:style-name="Heading_20_3" text:outline-level="3">クッキー</text:h>
      <text:p text:style-name="P2">(この項目は準備中です。)</text:p>
      <text:p text:style-name="P2"/>
      <text:h text:style-name="Heading_20_3" text:outline-level="3"><text:soft-page-break/>セッション</text:h>
      <text:p text:style-name="P2">(この項目は準備中です。)</text:p>
      <text:p text:style-name="P2"/>
      <text:h text:style-name="Heading_20_3" text:outline-level="3">HTTPレスポンスヘッダー</text:h>
      <text:p text:style-name="P2">(この項目は準備中です。)</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2</text:page-number><text:span text:style-name="MT1">/</text:span><text:span text:style-name="MT1"><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5T21:40:07.96</dc:date>
    <dc:creator>Koyanagi Tomoya</dc:creator>
    <meta:editing-duration>PT18H07M43S</meta:editing-duration>
    <meta:editing-cycles>94</meta:editing-cycles>
    <meta:generator>OpenOffice.org/3.2$Win32 OpenOffice.org_project/320m18$Build-9502</meta:generator>
    <dc:title>Pickles Framework 1.x サイト構築管理マニュアル</dc:title>
    <meta:document-statistic meta:table-count="0" meta:image-count="0" meta:object-count="3" meta:page-count="22" meta:paragraph-count="280" meta:word-count="2489" meta:character-count="7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02:58: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